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officeooo:paragraph-rsid="0000fd29"/>
    </style:style>
    <style:style style:name="P20" style:family="paragraph" style:parent-style-name="Table_20_Contents">
      <style:paragraph-properties fo:text-align="end" style:justify-single-word="false"/>
      <style:text-properties officeooo:paragraph-rsid="0005775c"/>
    </style:style>
    <style:style style:name="P21" style:family="paragraph" style:parent-style-name="Table_20_Contents">
      <style:paragraph-properties fo:text-align="start" style:justify-single-word="false"/>
      <style:text-properties officeooo:paragraph-rsid="00020671"/>
    </style:style>
    <style:style style:name="P22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">
      <style:paragraph-properties fo:text-align="start" style:justify-single-word="false"/>
      <style:text-properties officeooo:paragraph-rsid="00020671"/>
    </style:style>
    <style:style style:name="P36" style:family="paragraph" style:parent-style-name="Table_20_Contents" style:list-style-name="L2">
      <style:paragraph-properties fo:text-align="start" style:justify-single-word="false"/>
      <style:text-properties officeooo:paragraph-rsid="00027996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paragraph-rsid="0003678c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4c9a" officeooo:paragraph-rsid="001c4c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3">
      <style:paragraph-properties fo:text-align="start" style:justify-single-word="false"/>
      <style:text-properties officeooo:rsid="0003678c" officeooo:paragraph-rsid="0003678c"/>
    </style:style>
    <style:style style:name="P44" style:family="paragraph" style:parent-style-name="Table_20_Contents" style:list-style-name="L3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5775c"/>
    </style:style>
    <style:style style:name="T15" style:family="text">
      <style:text-properties officeooo:rsid="000878e1"/>
    </style:style>
    <style:style style:name="T16" style:family="text">
      <style:text-properties officeooo:rsid="000e9a15"/>
    </style:style>
    <style:style style:name="T17" style:family="text">
      <style:text-properties officeooo:rsid="00122da4"/>
    </style:style>
    <style:style style:name="T18" style:family="text">
      <style:text-properties officeooo:rsid="0017c733"/>
    </style:style>
    <style:style style:name="T19" style:family="text">
      <style:text-properties officeooo:rsid="001a59eb"/>
    </style:style>
    <style:style style:name="T20" style:family="text">
      <style:text-properties officeooo:rsid="001c4c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Avshar Kirksall</text:p>
          </table:table-cell>
          <table:covered-table-cell/>
          <table:covered-table-cell/>
          <table:table-cell table:style-name="Table1.A1" office:value-type="string">
            <text:p text:style-name="P2"/>
            <text:p text:style-name="P31">Brooklyn, NY</text:p>
          </table:table-cell>
          <table:table-cell table:style-name="Table1.A1" office:value-type="string">
            <text:p text:style-name="P19"><text:a xlink:type="simple" xlink:href="mailto:avshark@pm.me" text:style-name="Internet_20_link" text:visited-style-name="Visited_20_Internet_20_Link"><text:span text:style-name="T1">avshar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0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2">S<text:span text:style-name="T14">UMMARY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I am a full stack engineer with multiple years of experience building software. <text:span text:style-name="T19">I strive to write clean, scalable code and I am</text:span> proficien<text:span text:style-name="T20">t</text:span> in Ruby, Rails, Node, JavaScript, <text:span text:style-name="T18">C, </text:span>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33">E<text:span text:style-name="T14">XPERIENCE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8">CushionDB</text:p>
          </table:table-cell>
          <table:table-cell table:style-name="Table1.A1" office:value-type="string">
            <text:p text:style-name="P29">Brooklyn, NY</text:p>
          </table:table-cell>
          <table:table-cell table:style-name="Table1.A1" office:value-type="string">
            <text:p text:style-name="P30">May 2019 – Present</text:p>
          </table:table-cell>
        </table:table-row>
        <table:table-row>
          <table:covered-table-cell/>
          <table:table-cell table:style-name="Table1.A1" office:value-type="string">
            <text:p text:style-name="P21"/>
          </table:table-cell>
          <table:table-cell table:style-name="Table1.A1" table:number-columns-spanned="3" office:value-type="string">
            <text:list xml:id="list131807558" text:style-name="L1">
              <text:list-item>
                <text:p text:style-name="P35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4073853833" text:style-name="L2">
              <text:list-item>
                <text:p text:style-name="P38"><text:span text:style-name="T16">Implemented</text:span> preemptive data push (server push) to reduce web application latency.</text:p>
              </text:list-item>
              <text:list-item>
                <text:p text:style-name="P38">Reduced DOM blocking by separating long running computation from the main thread.</text:p>
              </text:list-item>
              <text:list-item>
                <text:p text:style-name="P38">Implemented Multi-leader data replication/synchronization architecture among user databases.</text:p>
              </text:list-item>
              <text:list-item>
                <text:p text:style-name="P38">Utilized Service Workers and Push Notifications to implement bidirectional data synchronization between user databases even if the web application is closed.</text:p>
              </text:list-item>
              <text:list-item>
                <text:p text:style-name="P38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39">Reduced HTTP traffic by employing network connectivity events.</text:p>
              </text:list-item>
              <text:list-item>
                <text:p text:style-name="P42">Stack: JavaScript, Node, Express, Docker, CouchDB. <text:s/></text:p>
              </text:list-item>
              <text:list-item>
                <text:p text:style-name="P36"><text:span text:style-name="T10">Wrote a comprehensive case study (</text:span><text:a xlink:type="simple" xlink:href="https://cushiondb.github.io/" text:style-name="Internet_20_link" text:visited-style-name="Visited_20_Internet_20_Link"><text:span text:style-name="T12">https://cushiondb.github.io</text:span></text:a><text:span text:style-name="T10">)</text:span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2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2">Mita Consulting USA Inc.</text:p>
          </table:table-cell>
          <table:table-cell table:style-name="Table1.A1" office:value-type="string">
            <text:p text:style-name="P23">Brooklyn, NY</text:p>
          </table:table-cell>
          <table:table-cell table:style-name="Table1.A1" office:value-type="string">
            <text:p text:style-name="P24"><text:span text:style-name="T17">September</text:span> 2015 – May 2019</text:p>
          </table:table-cell>
        </table:table-row>
        <table:table-row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list xml:id="list3580915612" text:style-name="L3">
              <text:list-item>
                <text:p text:style-name="P37"><text:span text:style-name="T6">Built Ruby/Rails full stack ecommerce web applications for multi channel </text:span><text:span text:style-name="T11">merchants</text:span><text:span text:style-name="T6">.</text:span></text:p>
              </text:list-item>
              <text:list-item>
                <text:p text:style-name="P43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4"><text:span text:style-name="T9">I</text:span><text:span text:style-name="T4">ntegrated web apps with Amazon market place via RESTful APIs.</text:span></text:p>
              </text:list-item>
              <text:list-item>
                <text:p text:style-name="P40">Built an extensive number of web applications with Ruby/Rails, Node/JavaScript and React/Redux. </text:p>
              </text:list-item>
            </text:list>
          </table:table-cell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5">Partners Modusvivendi Inc.</text:p>
          </table:table-cell>
          <table:table-cell table:style-name="Table1.A1" office:value-type="string">
            <text:p text:style-name="P26">Brooklyn, NY</text:p>
          </table:table-cell>
          <table:table-cell table:style-name="Table1.A1" office:value-type="string">
            <text:p text:style-name="P27">June 2008 – <text:span text:style-name="T17">January</text:span> 2013</text:p>
          </table:table-cell>
        </table:table-row>
        <table:table-row table:style-name="Table1.9"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list xml:id="list4157032730" text:style-name="L4">
              <text:list-item>
                <text:p text:style-name="P41">Built and operated multi channel ecommerce company with over $300K annual sales.</text:p>
              </text:list-item>
            </text:list>
          </table:table-cell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4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<text:span text:style-name="T13">PostIt:</text:span> A social news and discussion application similar to Reddit built with Rails, PostgreSQL, and JavaScript.</text:p>
            <text:p text:style-name="P10"><text:span text:style-name="T13">Project Board: </text:span><text:span text:style-name="T15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4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Programming Languages: </text:span>C, Ruby, JavaScript, Bash Shell Script, SQL</text:p>
            <text:p text:style-name="P9"><text:span text:style-name="T13">Back End:</text:span> Rails, Node, Sinatra, PostgreSQL, MySQL, RESTful APIs</text:p>
            <text:p text:style-name="P9"><text:span text:style-name="T13">Front End:</text:span> React, Redux, HTML/CSS, jQuery</text:p>
            <text:p text:style-name="P9"><text:span text:style-name="T13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34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Louisiana State University</text:span> – Baton Rouge, LA</text:p>
            <text:p text:style-name="P9">Bachelor of Science in <text:span text:style-name="T13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6T13:51:11.015063711</dc:date>
    <meta:editing-duration>PT3H50M19S</meta:editing-duration>
    <meta:editing-cycles>17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4" meta:word-count="320" meta:character-count="2276" meta:non-whitespace-character-count="2006"/>
  </office:meta>
</office:document-meta>
</file>